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SetCurrentPosition.GraphicsSetCurrentPosition( int [ ] co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CurrentPosition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